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ReceivingTemplate.receiveAndConvert( D destination , Class &lt; T &gt; targ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ReceivingTemplate.receiveAndConvert( Class &lt; T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ReceivingTemplate.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ReceivingTemplate.doConvert( Message &lt; ? &gt; message , Class &lt; T &gt; targe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ssageReceivingTemplate.receive( D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